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ce2"/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1004" table:default-cell-style-name="Default"/>
        <table:table-row table:style-name="ro1">
          <table:table-cell table:number-columns-repeated="6"/>
          <table:table-cell table:style-name="Default" table:number-columns-repeated="7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3" office:value-type="string" calcext:value-type="string">
            <text:p>time in phase/case</text:p>
          </table:table-cell>
          <table:table-cell table:style-name="ce3" table:number-columns-repeated="5"/>
          <table:table-cell table:style-name="ce3" office:value-type="string" calcext:value-type="string">
            <text:p>avg time</text:p>
          </table:table-cell>
          <table:table-cell table:style-name="ce3" office:value-type="string" calcext:value-type="string">
            <text:p>derivation</text:p>
          </table:table-cell>
          <table:table-cell table:style-name="ce3" table:number-columns-repeated="5"/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angle at start</text:p>
          </table:table-cell>
          <table:table-cell table:style-name="ce3"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004"/>
        </table:table-row>
        <table:table-row table:style-name="ro1">
          <table:table-cell table:number-columns-repeated="6"/>
          <table:table-cell table:style-name="Default" table:number-columns-repeated="7"/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212" calcext:value-type="float">
            <text:p>212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ina no name DD</text:p>
          </table:table-cell>
          <table:table-cell table:style-name="ce3"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AVERAGE([.A6:.F6])" office:value-type="float" office:value="45.6666666666667" calcext:value-type="float">
            <text:p>45,67</text:p>
          </table:table-cell>
          <table:table-cell table:formula="of:=([.G6]-[.A6])/[.G6]" office:value-type="percentage" office:value="0.124087591240876" calcext:value-type="percentage">
            <text:p>12,41 %</text:p>
          </table:table-cell>
          <table:table-cell table:formula="of:=([.G6]-[.B6])/[.G6]" office:value-type="percentage" office:value="-0.051094890510949" calcext:value-type="percentage">
            <text:p>-5,11 %</text:p>
          </table:table-cell>
          <table:table-cell table:formula="of:=([.G6]-[.C6])/[.G6]" office:value-type="percentage" office:value="-0.0729927007299271" calcext:value-type="percentage">
            <text:p>-7,30 %</text:p>
          </table:table-cell>
          <table:table-cell table:formula="of:=([.G6]-[.D6])/[.G6]" office:value-type="percentage" office:value="0.124087591240876" calcext:value-type="percentage">
            <text:p>12,41 %</text:p>
          </table:table-cell>
          <table:table-cell table:formula="of:=([.G6]-[.E6])/[.G6]" office:value-type="percentage" office:value="-0.051094890510949" calcext:value-type="percentage">
            <text:p>-5,11 %</text:p>
          </table:table-cell>
          <table:table-cell table:formula="of:=([.G6]-[.F6])/[.G6]" office:value-type="percentage" office:value="-0.0729927007299271" calcext:value-type="percentage">
            <text:p>-7,30 %</text:p>
          </table:table-cell>
          <table:table-cell table:formula="of:=SUM([.A6:.F6])" office:value-type="float" office:value="274" calcext:value-type="float">
            <text:p>274</text:p>
          </table:table-cell>
          <table:table-cell office:value-type="float" office:value="0" calcext:value-type="float">
            <text:p>0,00</text:p>
          </table:table-cell>
          <table:table-cell table:formula="of:=[.A6]/[.N6]*256" office:value-type="float" office:value="37.3722627737226" calcext:value-type="float">
            <text:p>37,37</text:p>
          </table:table-cell>
          <table:table-cell table:formula="of:=([.A6]+[.B6])/[.N6]*256" office:value-type="float" office:value="82.2189781021898" calcext:value-type="float">
            <text:p>82,22</text:p>
          </table:table-cell>
          <table:table-cell table:formula="of:=([.A6]+[.B6]+[.C6])/[.N6]*256" office:value-type="float" office:value="128" calcext:value-type="float">
            <text:p>128,00</text:p>
          </table:table-cell>
          <table:table-cell table:formula="of:=([.A6]+[.B6]+[.C6]+[.D6])/[.N6]*256" office:value-type="float" office:value="165.372262773723" calcext:value-type="float">
            <text:p>165,37</text:p>
          </table:table-cell>
          <table:table-cell table:formula="of:=([.A6]+[.B6]+[.C6]+[.D6]+[.E6])/[.N6]*256" office:value-type="float" office:value="210.21897810219" calcext:value-type="float">
            <text:p>210,22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AVERAGE([.A7:.F7])" office:value-type="float" office:value="42" calcext:value-type="float">
            <text:p>42,00</text:p>
          </table:table-cell>
          <table:table-cell table:formula="of:=([.G7]-[.A7])/[.G7]" office:value-type="percentage" office:value="0.119047619047619" calcext:value-type="percentage">
            <text:p>11,90 %</text:p>
          </table:table-cell>
          <table:table-cell table:formula="of:=([.G7]-[.B7])/[.G7]" office:value-type="percentage" office:value="-0.0476190476190476" calcext:value-type="percentage">
            <text:p>-4,76 %</text:p>
          </table:table-cell>
          <table:table-cell table:formula="of:=([.G7]-[.C7])/[.G7]" office:value-type="percentage" office:value="-0.0952380952380952" calcext:value-type="percentage">
            <text:p>-9,52 %</text:p>
          </table:table-cell>
          <table:table-cell table:formula="of:=([.G7]-[.D7])/[.G7]" office:value-type="percentage" office:value="0.119047619047619" calcext:value-type="percentage">
            <text:p>11,90 %</text:p>
          </table:table-cell>
          <table:table-cell table:formula="of:=([.G7]-[.E7])/[.G7]" office:value-type="percentage" office:value="-0.0238095238095238" calcext:value-type="percentage">
            <text:p>-2,38 %</text:p>
          </table:table-cell>
          <table:table-cell table:formula="of:=([.G7]-[.F7])/[.G7]" office:value-type="percentage" office:value="-0.0714285714285714" calcext:value-type="percentage">
            <text:p>-7,14 %</text:p>
          </table:table-cell>
          <table:table-cell table:formula="of:=SUM([.A7:.F7])" office:value-type="float" office:value="252" calcext:value-type="float">
            <text:p>252</text:p>
          </table:table-cell>
          <table:table-cell office:value-type="float" office:value="0" calcext:value-type="float">
            <text:p>0,00</text:p>
          </table:table-cell>
          <table:table-cell table:formula="of:=[.A7]/[.N7]*256" office:value-type="float" office:value="37.5873015873016" calcext:value-type="float">
            <text:p>37,59</text:p>
          </table:table-cell>
          <table:table-cell table:formula="of:=([.A7]+[.B7])/[.N7]*256" office:value-type="float" office:value="82.2857142857143" calcext:value-type="float">
            <text:p>82,29</text:p>
          </table:table-cell>
          <table:table-cell table:formula="of:=([.A7]+[.B7]+[.C7])/[.N7]*256" office:value-type="float" office:value="129.015873015873" calcext:value-type="float">
            <text:p>129,02</text:p>
          </table:table-cell>
          <table:table-cell table:formula="of:=([.A7]+[.B7]+[.C7]+[.D7])/[.N7]*256" office:value-type="float" office:value="166.603174603175" calcext:value-type="float">
            <text:p>166,60</text:p>
          </table:table-cell>
          <table:table-cell table:formula="of:=([.A7]+[.B7]+[.C7]+[.D7]+[.E7])/[.N7]*256" office:value-type="float" office:value="210.285714285714" calcext:value-type="float">
            <text:p>210,29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formula="of:=AVERAGE([.A8:.F8])" office:value-type="float" office:value="71.6666666666667" calcext:value-type="float">
            <text:p>71,67</text:p>
          </table:table-cell>
          <table:table-cell table:formula="of:=([.G8]-[.A8])/[.G8]" office:value-type="percentage" office:value="0.12093023255814" calcext:value-type="percentage">
            <text:p>12,09 %</text:p>
          </table:table-cell>
          <table:table-cell table:formula="of:=([.G8]-[.B8])/[.G8]" office:value-type="percentage" office:value="-0.0325581395348836" calcext:value-type="percentage">
            <text:p>-3,26 %</text:p>
          </table:table-cell>
          <table:table-cell table:formula="of:=([.G8]-[.C8])/[.G8]" office:value-type="percentage" office:value="-0.102325581395349" calcext:value-type="percentage">
            <text:p>-10,23 %</text:p>
          </table:table-cell>
          <table:table-cell table:formula="of:=([.G8]-[.D8])/[.G8]" office:value-type="percentage" office:value="0.134883720930233" calcext:value-type="percentage">
            <text:p>13,49 %</text:p>
          </table:table-cell>
          <table:table-cell table:formula="of:=([.G8]-[.E8])/[.G8]" office:value-type="percentage" office:value="-0.0325581395348836" calcext:value-type="percentage">
            <text:p>-3,26 %</text:p>
          </table:table-cell>
          <table:table-cell table:formula="of:=([.G8]-[.F8])/[.G8]" office:value-type="percentage" office:value="-0.0883720930232557" calcext:value-type="percentage">
            <text:p>-8,84 %</text:p>
          </table:table-cell>
          <table:table-cell table:formula="of:=SUM([.A8:.F8])" office:value-type="float" office:value="430" calcext:value-type="float">
            <text:p>430</text:p>
          </table:table-cell>
          <table:table-cell office:value-type="float" office:value="0" calcext:value-type="float">
            <text:p>0,00</text:p>
          </table:table-cell>
          <table:table-cell table:formula="of:=[.A8]/[.N8]*256" office:value-type="float" office:value="37.506976744186" calcext:value-type="float">
            <text:p>37,51</text:p>
          </table:table-cell>
          <table:table-cell table:formula="of:=([.A8]+[.B8])/[.N8]*256" office:value-type="float" office:value="81.5627906976744" calcext:value-type="float">
            <text:p>81,56</text:p>
          </table:table-cell>
          <table:table-cell table:formula="of:=([.A8]+[.B8]+[.C8])/[.N8]*256" office:value-type="float" office:value="128.595348837209" calcext:value-type="float">
            <text:p>128,60</text:p>
          </table:table-cell>
          <table:table-cell table:formula="of:=([.A8]+[.B8]+[.C8]+[.D8])/[.N8]*256" office:value-type="float" office:value="165.506976744186" calcext:value-type="float">
            <text:p>165,51</text:p>
          </table:table-cell>
          <table:table-cell table:formula="of:=([.A8]+[.B8]+[.C8]+[.D8]+[.E8])/[.N8]*256" office:value-type="float" office:value="209.562790697674" calcext:value-type="float">
            <text:p>209,56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table:formula="of:=AVERAGE([.A9:.F9])" office:value-type="float" office:value="156.166666666667" calcext:value-type="float">
            <text:p>156,17</text:p>
          </table:table-cell>
          <table:table-cell table:formula="of:=([.G9]-[.A9])/[.G9]" office:value-type="percentage" office:value="0.141942369263607" calcext:value-type="percentage">
            <text:p>14,19 %</text:p>
          </table:table-cell>
          <table:table-cell table:formula="of:=([.G9]-[.B9])/[.G9]" office:value-type="percentage" office:value="-0.0501600853788688" calcext:value-type="percentage">
            <text:p>-5,02 %</text:p>
          </table:table-cell>
          <table:table-cell table:formula="of:=([.G9]-[.C9])/[.G9]" office:value-type="percentage" office:value="-0.114194236926361" calcext:value-type="percentage">
            <text:p>-11,42 %</text:p>
          </table:table-cell>
          <table:table-cell table:formula="of:=([.G9]-[.D9])/[.G9]" office:value-type="percentage" office:value="0.129135538954109" calcext:value-type="percentage">
            <text:p>12,91 %</text:p>
          </table:table-cell>
          <table:table-cell table:formula="of:=([.G9]-[.E9])/[.G9]" office:value-type="percentage" office:value="-0.0309498399146212" calcext:value-type="percentage">
            <text:p>-3,09 %</text:p>
          </table:table-cell>
          <table:table-cell table:formula="of:=([.G9]-[.F9])/[.G9]" office:value-type="percentage" office:value="-0.0757737459978656" calcext:value-type="percentage">
            <text:p>-7,58 %</text:p>
          </table:table-cell>
          <table:table-cell table:formula="of:=SUM([.A9:.F9])" office:value-type="float" office:value="937" calcext:value-type="float">
            <text:p>937</text:p>
          </table:table-cell>
          <table:table-cell office:value-type="float" office:value="0" calcext:value-type="float">
            <text:p>0,00</text:p>
          </table:table-cell>
          <table:table-cell table:formula="of:=[.A9]/[.N9]*256" office:value-type="float" office:value="36.6104589114194" calcext:value-type="float">
            <text:p>36,61</text:p>
          </table:table-cell>
          <table:table-cell table:formula="of:=([.A9]+[.B9])/[.N9]*256" office:value-type="float" office:value="81.4172892209178" calcext:value-type="float">
            <text:p>81,42</text:p>
          </table:table-cell>
          <table:table-cell table:formula="of:=([.A9]+[.B9]+[.C9])/[.N9]*256" office:value-type="float" office:value="128.956243329776" calcext:value-type="float">
            <text:p>128,96</text:p>
          </table:table-cell>
          <table:table-cell table:formula="of:=([.A9]+[.B9]+[.C9]+[.D9])/[.N9]*256" office:value-type="float" office:value="166.113127001067" calcext:value-type="float">
            <text:p>166,11</text:p>
          </table:table-cell>
          <table:table-cell table:formula="of:=([.A9]+[.B9]+[.C9]+[.D9]+[.E9])/[.N9]*256" office:value-type="float" office:value="210.100320170758" calcext:value-type="float">
            <text:p>210,1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BionX IGH3</text:p>
          </table:table-cell>
          <table:table-cell table:style-name="ce3" table:number-columns-repeated="5"/>
          <table:table-cell table:style-name="ce5"/>
          <table:table-cell table:style-name="ce7" table:number-columns-repeated="6"/>
          <table:table-cell table:style-name="ce3"/>
          <table:table-cell table:style-name="ce5" table:number-columns-repeated="6"/>
          <table:table-cell table:style-name="ce3"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formula="of:=AVERAGE([.A13:.F13])" office:value-type="float" office:value="61.6666666666667" calcext:value-type="float">
            <text:p>61,67</text:p>
          </table:table-cell>
          <table:table-cell table:formula="of:=([.G13]-[.A13])/[.G13]" office:value-type="percentage" office:value="-0.0216216216216217" calcext:value-type="percentage">
            <text:p>-2,16 %</text:p>
          </table:table-cell>
          <table:table-cell table:formula="of:=([.G13]-[.B13])/[.G13]" office:value-type="percentage" office:value="0.0432432432432432" calcext:value-type="percentage">
            <text:p>4,32 %</text:p>
          </table:table-cell>
          <table:table-cell table:formula="of:=([.G13]-[.C13])/[.G13]" office:value-type="percentage" office:value="-0.00540540540540544" calcext:value-type="percentage">
            <text:p>-0,54 %</text:p>
          </table:table-cell>
          <table:table-cell table:formula="of:=([.G13]-[.D13])/[.G13]" office:value-type="percentage" office:value="-0.0540540540540541" calcext:value-type="percentage">
            <text:p>-5,41 %</text:p>
          </table:table-cell>
          <table:table-cell table:formula="of:=([.G13]-[.E13])/[.G13]" office:value-type="percentage" office:value="0.0432432432432432" calcext:value-type="percentage">
            <text:p>4,32 %</text:p>
          </table:table-cell>
          <table:table-cell table:formula="of:=([.G13]-[.F13])/[.G13]" office:value-type="percentage" office:value="-0.00540540540540544" calcext:value-type="percentage">
            <text:p>-0,54 %</text:p>
          </table:table-cell>
          <table:table-cell table:formula="of:=SUM([.A13:.F13])" office:value-type="float" office:value="370" calcext:value-type="float">
            <text:p>370</text:p>
          </table:table-cell>
          <table:table-cell office:value-type="float" office:value="0" calcext:value-type="float">
            <text:p>0,00</text:p>
          </table:table-cell>
          <table:table-cell table:formula="of:=[.A13]/[.N13]*256" office:value-type="float" office:value="43.5891891891892" calcext:value-type="float">
            <text:p>43,59</text:p>
          </table:table-cell>
          <table:table-cell table:formula="of:=([.A13]+[.B13])/[.N13]*256" office:value-type="float" office:value="84.4108108108108" calcext:value-type="float">
            <text:p>84,41</text:p>
          </table:table-cell>
          <table:table-cell table:formula="of:=([.A13]+[.B13]+[.C13])/[.N13]*256" office:value-type="float" office:value="127.308108108108" calcext:value-type="float">
            <text:p>127,31</text:p>
          </table:table-cell>
          <table:table-cell table:formula="of:=([.A13]+[.B13]+[.C13]+[.D13])/[.N13]*256" office:value-type="float" office:value="172.281081081081" calcext:value-type="float">
            <text:p>172,28</text:p>
          </table:table-cell>
          <table:table-cell table:formula="of:=([.A13]+[.B13]+[.C13]+[.D13]+[.E13])/[.N13]*256" office:value-type="float" office:value="213.102702702703" calcext:value-type="float">
            <text:p>213,10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  <table:table-cell table:formula="of:=AVERAGE([.A14:.F14])" office:value-type="float" office:value="196" calcext:value-type="float">
            <text:p>196,00</text:p>
          </table:table-cell>
          <table:table-cell table:formula="of:=([.G14]-[.A14])/[.G14]" office:value-type="percentage" office:value="-0.0306122448979592" calcext:value-type="percentage">
            <text:p>-3,06 %</text:p>
          </table:table-cell>
          <table:table-cell table:formula="of:=([.G14]-[.B14])/[.G14]" office:value-type="percentage" office:value="0.0663265306122449" calcext:value-type="percentage">
            <text:p>6,63 %</text:p>
          </table:table-cell>
          <table:table-cell table:formula="of:=([.G14]-[.C14])/[.G14]" office:value-type="percentage" office:value="-0.0204081632653061" calcext:value-type="percentage">
            <text:p>-2,04 %</text:p>
          </table:table-cell>
          <table:table-cell table:formula="of:=([.G14]-[.D14])/[.G14]" office:value-type="percentage" office:value="0" calcext:value-type="percentage">
            <text:p>0,00 %</text:p>
          </table:table-cell>
          <table:table-cell table:formula="of:=([.G14]-[.E14])/[.G14]" office:value-type="percentage" office:value="0.0408163265306122" calcext:value-type="percentage">
            <text:p>4,08 %</text:p>
          </table:table-cell>
          <table:table-cell table:formula="of:=([.G14]-[.F14])/[.G14]" office:value-type="percentage" office:value="-0.0561224489795918" calcext:value-type="percentage">
            <text:p>-5,61 %</text:p>
          </table:table-cell>
          <table:table-cell table:formula="of:=SUM([.A14:.F14])" office:value-type="float" office:value="1176" calcext:value-type="float">
            <text:p>1176</text:p>
          </table:table-cell>
          <table:table-cell office:value-type="float" office:value="0" calcext:value-type="float">
            <text:p>0,00</text:p>
          </table:table-cell>
          <table:table-cell table:formula="of:=[.A14]/[.N14]*256" office:value-type="float" office:value="43.9727891156463" calcext:value-type="float">
            <text:p>43,97</text:p>
          </table:table-cell>
          <table:table-cell table:formula="of:=([.A14]+[.B14])/[.N14]*256" office:value-type="float" office:value="83.8095238095238" calcext:value-type="float">
            <text:p>83,81</text:p>
          </table:table-cell>
          <table:table-cell table:formula="of:=([.A14]+[.B14]+[.C14])/[.N14]*256" office:value-type="float" office:value="127.34693877551" calcext:value-type="float">
            <text:p>127,35</text:p>
          </table:table-cell>
          <table:table-cell table:formula="of:=([.A14]+[.B14]+[.C14]+[.D14])/[.N14]*256" office:value-type="float" office:value="170.013605442177" calcext:value-type="float">
            <text:p>170,01</text:p>
          </table:table-cell>
          <table:table-cell table:formula="of:=([.A14]+[.B14]+[.C14]+[.D14]+[.E14])/[.N14]*256" office:value-type="float" office:value="210.938775510204" calcext:value-type="float">
            <text:p>210,9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hengyi mid</text:p>
          </table:table-cell>
          <table:table-cell table:style-name="ce3" table:number-columns-repeated="5"/>
          <table:table-cell table:style-name="ce5"/>
          <table:table-cell table:style-name="ce7" table:number-columns-repeated="6"/>
          <table:table-cell table:style-name="ce3"/>
          <table:table-cell table:style-name="ce5" table:number-columns-repeated="6"/>
          <table:table-cell table:style-name="ce3"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AVERAGE([.A17:.F17])" office:value-type="float" office:value="30.8333333333333" calcext:value-type="float">
            <text:p>30,83</text:p>
          </table:table-cell>
          <table:table-cell table:formula="of:=([.G17]-[.A17])/[.G17]" office:value-type="percentage" office:value="-0.00540540540540544" calcext:value-type="percentage">
            <text:p>-0,54 %</text:p>
          </table:table-cell>
          <table:table-cell table:formula="of:=([.G17]-[.B17])/[.G17]" office:value-type="percentage" office:value="-0.0378378378378379" calcext:value-type="percentage">
            <text:p>-3,78 %</text:p>
          </table:table-cell>
          <table:table-cell table:formula="of:=([.G17]-[.C17])/[.G17]" office:value-type="percentage" office:value="0.027027027027027" calcext:value-type="percentage">
            <text:p>2,70 %</text:p>
          </table:table-cell>
          <table:table-cell table:formula="of:=([.G17]-[.D17])/[.G17]" office:value-type="percentage" office:value="0.027027027027027" calcext:value-type="percentage">
            <text:p>2,70 %</text:p>
          </table:table-cell>
          <table:table-cell table:formula="of:=([.G17]-[.E17])/[.G17]" office:value-type="percentage" office:value="-0.0378378378378379" calcext:value-type="percentage">
            <text:p>-3,78 %</text:p>
          </table:table-cell>
          <table:table-cell table:formula="of:=([.G17]-[.F17])/[.G17]" office:value-type="percentage" office:value="0.027027027027027" calcext:value-type="percentage">
            <text:p>2,70 %</text:p>
          </table:table-cell>
          <table:table-cell table:formula="of:=SUM([.A17:.F17])" office:value-type="float" office:value="185" calcext:value-type="float">
            <text:p>185</text:p>
          </table:table-cell>
          <table:table-cell office:value-type="float" office:value="0" calcext:value-type="float">
            <text:p>0,00</text:p>
          </table:table-cell>
          <table:table-cell table:formula="of:=[.A17]/[.N17]*256" office:value-type="float" office:value="42.8972972972973" calcext:value-type="float">
            <text:p>42,90</text:p>
          </table:table-cell>
          <table:table-cell table:formula="of:=([.A17]+[.B17])/[.N17]*256" office:value-type="float" office:value="87.1783783783784" calcext:value-type="float">
            <text:p>87,18</text:p>
          </table:table-cell>
          <table:table-cell table:formula="of:=([.A17]+[.B17]+[.C17])/[.N17]*256" office:value-type="float" office:value="128.691891891892" calcext:value-type="float">
            <text:p>128,69</text:p>
          </table:table-cell>
          <table:table-cell table:formula="of:=([.A17]+[.B17]+[.C17]+[.D17])/[.N17]*256" office:value-type="float" office:value="170.205405405405" calcext:value-type="float">
            <text:p>170,21</text:p>
          </table:table-cell>
          <table:table-cell table:formula="of:=([.A17]+[.B17]+[.C17]+[.D17]+[.E17])/[.N17]*256" office:value-type="float" office:value="214.486486486486" calcext:value-type="float">
            <text:p>214,49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AVERAGE([.A18:.F18])" office:value-type="float" office:value="12.1666666666667" calcext:value-type="float">
            <text:p>12,17</text:p>
          </table:table-cell>
          <table:table-cell table:formula="of:=([.G18]-[.A18])/[.G18]" office:value-type="percentage" office:value="-0.0684931506849316" calcext:value-type="percentage">
            <text:p>-6,85 %</text:p>
          </table:table-cell>
          <table:table-cell table:formula="of:=([.G18]-[.B18])/[.G18]" office:value-type="percentage" office:value="0.0136986301369863" calcext:value-type="percentage">
            <text:p>1,37 %</text:p>
          </table:table-cell>
          <table:table-cell table:formula="of:=([.G18]-[.C18])/[.G18]" office:value-type="percentage" office:value="0.0136986301369863" calcext:value-type="percentage">
            <text:p>1,37 %</text:p>
          </table:table-cell>
          <table:table-cell table:formula="of:=([.G18]-[.D18])/[.G18]" office:value-type="percentage" office:value="0.0136986301369863" calcext:value-type="percentage">
            <text:p>1,37 %</text:p>
          </table:table-cell>
          <table:table-cell table:formula="of:=([.G18]-[.E18])/[.G18]" office:value-type="percentage" office:value="-0.0684931506849316" calcext:value-type="percentage">
            <text:p>-6,85 %</text:p>
          </table:table-cell>
          <table:table-cell table:formula="of:=([.G18]-[.F18])/[.G18]" office:value-type="percentage" office:value="0.0958904109589041" calcext:value-type="percentage">
            <text:p>9,59 %</text:p>
          </table:table-cell>
          <table:table-cell table:formula="of:=SUM([.A18:.F18])" office:value-type="float" office:value="73" calcext:value-type="float">
            <text:p>73</text:p>
          </table:table-cell>
          <table:table-cell office:value-type="float" office:value="0" calcext:value-type="float">
            <text:p>0,00</text:p>
          </table:table-cell>
          <table:table-cell table:formula="of:=[.A18]/[.N18]*256" office:value-type="float" office:value="45.5890410958904" calcext:value-type="float">
            <text:p>45,59</text:p>
          </table:table-cell>
          <table:table-cell table:formula="of:=([.A18]+[.B18])/[.N18]*256" office:value-type="float" office:value="87.6712328767123" calcext:value-type="float">
            <text:p>87,67</text:p>
          </table:table-cell>
          <table:table-cell table:formula="of:=([.A18]+[.B18]+[.C18])/[.N18]*256" office:value-type="float" office:value="129.753424657534" calcext:value-type="float">
            <text:p>129,75</text:p>
          </table:table-cell>
          <table:table-cell table:formula="of:=([.A18]+[.B18]+[.C18]+[.D18])/[.N18]*256" office:value-type="float" office:value="171.835616438356" calcext:value-type="float">
            <text:p>171,84</text:p>
          </table:table-cell>
          <table:table-cell table:formula="of:=([.A18]+[.B18]+[.C18]+[.D18]+[.E18])/[.N18]*256" office:value-type="float" office:value="217.424657534247" calcext:value-type="float">
            <text:p>217,42</text:p>
          </table:table-cell>
          <table:table-cell table:number-columns-repeated="1004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14"/>
          <table:table-cell table:style-name="Default" table:number-columns-repeated="6"/>
          <table:table-cell table:number-columns-repeated="1004"/>
        </table:table-row>
        <table:table-row table:style-name="ro1" table:number-rows-repeated="9">
          <table:table-cell table:number-columns-repeated="6"/>
          <table:table-cell table:style-name="Default"/>
          <table:table-cell table:number-columns-repeated="7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 table:number-columns-repeated="6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.00.0000</text:date>, <text:time style:data-style-name="N2" text:time-value="13:02:38.0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8:19:51.613000000</meta:creation-date>
    <dc:date>2018-10-14T13:18:33.255000000</dc:date>
    <meta:editing-duration>PT22M51S</meta:editing-duration>
    <meta:editing-cycles>5</meta:editing-cycles>
    <meta:generator>LibreOffice/6.0.3.2$Windows_X86_64 LibreOffice_project/8f48d515416608e3a835360314dac7e47fd0b821</meta:generator>
    <meta:document-statistic meta:table-count="1" meta:cell-count="192" meta:object-count="0"/>
  </office:meta>
</office:document-meta>
</file>